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Scripts/javascript/Library1/Macro1.js"/>
  <manifest:file-entry manifest:media-type="" manifest:full-path="Scripts/javascript/Library1/parcel-descriptor.xml"/>
  <manifest:file-entry manifest:media-type="application/binary" manifest:full-path="Scripts/javascript/Library1/"/>
  <manifest:file-entry manifest:media-type="application/binary" manifest:full-path="Scripts/javascript/"/>
  <manifest:file-entry manifest:media-type="application/binary" manifest:full-path="Scripts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9244in"/>
    </style:style>
    <style:style style:name="co3" style:family="table-column">
      <style:table-column-properties fo:break-before="auto" style:column-width="1.5291in"/>
    </style:style>
    <style:style style:name="co4" style:family="table-column">
      <style:table-column-properties fo:break-before="auto" style:column-width="1.1161in"/>
    </style:style>
    <style:style style:name="co5" style:family="table-column">
      <style:table-column-properties fo:break-before="auto" style:column-width="1.5311in"/>
    </style:style>
    <style:style style:name="co6" style:family="table-column">
      <style:table-column-properties fo:break-before="auto" style:column-width="1.389in"/>
    </style:style>
    <style:style style:name="co7" style:family="table-column">
      <style:table-column-properties fo:break-before="auto" style:column-width="2.9839in"/>
    </style:style>
    <style:style style:name="co8" style:family="table-column">
      <style:table-column-properties fo:break-before="auto" style:column-width="1.1047in"/>
    </style:style>
    <style:style style:name="co9" style:family="table-column">
      <style:table-column-properties fo:break-before="auto" style:column-width="7.6146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ro4" style:family="table-row">
      <style:table-row-properties style:row-height="1.0154in" fo:break-before="auto" style:use-optimal-row-height="true"/>
    </style:style>
    <style:style style:name="ro5" style:family="table-row">
      <style:table-row-properties style:row-height="0.7772in" fo:break-before="auto" style:use-optimal-row-height="true"/>
    </style:style>
    <style:style style:name="ro6" style:family="table-row">
      <style:table-row-properties style:row-height="0.683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P1" style:family="paragraph">
      <style:paragraph-properties fo:text-align="center"/>
    </style:style>
  </office:automatic-styles>
  <office:body>
    <office:spreadsheet>
      <table:table table:name="SYS_CMDS" table:style-name="ta1" table:print="false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button form:name="Sheet-Command" form:control-implementation="ooo:com.sun.star.form.component.CommandButton" xml:id="control1" form:id="control1" form:label="Sheet-Command" office:target-frame="" xlink:href="" form:image-data="" form:default-button="true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Library1.Macro1.js?language=JavaScript&amp;location=document" xlink:type="simple"/>
              </office:event-listeners>
            </form:button>
          </form:form>
        </office:forms>
        <table:table-column table:style-name="co1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string">
            <text:p>Invoke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TODO</text:p>
          </table:table-cell>
          <table:table-cell office:value-type="string">
            <text:p>dropDownList</text:p>
          </table:table-cell>
          <table:table-cell/>
        </table:table-row>
        <table:table-row table:style-name="ro1">
          <table:table-cell office:value-type="string">
            <text:p>ID</text:p>
          </table:table-cell>
          <table:table-cell office:value-type="string">
            <text:p>Command</text:p>
          </table:table-cell>
          <table:table-cell office:value-type="string">
            <text:p>Arg0</text:p>
          </table:table-cell>
          <table:table-cell office:value-type="string">
            <text:p>Arg1</text:p>
          </table:table-cell>
          <table:table-cell office:value-type="string">
            <text:p>Arg2</text:p>
          </table:table-cell>
          <table:table-cell/>
          <table:table-cell office:value-type="string">
            <text:p>Description</text:p>
          </table:table-cell>
          <table:table-cell>
            <draw:control table:end-cell-address="SYS_CMDS.K6" table:end-x="0.5484in" table:end-y="0.0091in" draw:z-index="0" draw:text-style-name="P1" svg:width="2.8862in" svg:height="0.6374in" svg:x="0.3295in" svg:y="0.0831in" draw:control="control1"/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RESET_SHEET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NETEASE_WASHED_2_DB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CNINFO_CORPINFO_2_DB</text:p>
          </table:table-cell>
          <table:table-cell table:number-columns-repeated="6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SYS_SQL_QUERY</text:p>
          </table:table-cell>
          <table:table-cell office:value-type="string">
            <text:p>sql_alias</text:p>
          </table:table-cell>
          <table:table-cell table:number-columns-repeated="5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SYS_SQL_QUERY</text:p>
          </table:table-cell>
          <table:table-cell office:value-type="string">
            <text:p>sql_zcfzb</text:p>
          </table:table-cell>
          <table:table-cell table:number-columns-repeated="5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SYS_SQL_QUERY</text:p>
          </table:table-cell>
          <table:table-cell office:value-type="string">
            <text:p>sql_lrb</text:p>
          </table:table-cell>
          <table:table-cell table:number-columns-repeated="5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SYS_SQL_QUERY</text:p>
          </table:table-cell>
          <table:table-cell office:value-type="string">
            <text:p>sql_xjllb</text:p>
          </table:table-cell>
          <table:table-cell table:number-columns-repeated="5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SYS_SQL_QUERY</text:p>
          </table:table-cell>
          <table:table-cell office:value-type="string">
            <text:p>sql_zcfzb_2016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SYS_INDEX_TABLE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负债率表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SYS_SQL_QUERY</text:p>
          </table:table-cell>
          <table:table-cell office:value-type="string">
            <text:p>sql_tmp3</text:p>
          </table:table-cell>
          <table:table-cell table:number-columns-repeated="5"/>
        </table:table-row>
      </table:table>
      <table:table table:name="SYS_INDEX_TABLE" table:style-name="ta1" table:print="false">
        <office:forms form:automatic-focus="false" form:apply-design-mode="false"/>
        <table:table-column table:style-name="co1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1" table:number-columns-repeated="3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TABLE</text:p>
          </table:table-cell>
          <table:table-cell office:value-type="string">
            <text:p>INDEX1</text:p>
          </table:table-cell>
          <table:table-cell office:value-type="string">
            <text:p>INDEX2</text:p>
          </table:table-cell>
          <table:table-cell office:value-type="string">
            <text:p>INDEX3</text:p>
          </table:table-cell>
          <table:table-cell office:value-type="string">
            <text:p>INDEX4</text:p>
          </table:table-cell>
          <table:table-cell office:value-type="string">
            <text:p>INDEX5</text:p>
          </table:table-cell>
          <table:table-cell office:value-type="string">
            <text:p>INDEX6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负债率表</text:p>
          </table:table-cell>
          <table:table-cell office:value-type="string">
            <text:p>总资产@2016/12/31</text:p>
          </table:table-cell>
          <table:table-cell office:value-type="string">
            <text:p>总负债@2016/12/31</text:p>
          </table:table-cell>
          <table:table-cell office:value-type="string">
            <text:p>负债率@2016/12/31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利息保障倍数表</text:p>
          </table:table-cell>
          <table:table-cell table:number-columns-repeated="6"/>
        </table:table-row>
        <table:table-row table:style-name="ro1">
          <table:table-cell office:value-type="float" office:value="3">
            <text:p>3</text:p>
          </table:table-cell>
          <table:table-cell table:number-columns-repeated="7"/>
        </table:table-row>
      </table:table>
      <table:table table:name="SYS_INDEX_DEFINE" table:style-name="ta1" table:print="false">
        <office:forms form:automatic-focus="false" form:apply-design-mode="false"/>
        <table:table-column table:style-name="co1" table:number-columns-repeated="2" table:default-cell-style-name="Default"/>
        <table:table-column table:style-name="co7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INDEX</text:p>
          </table:table-cell>
          <table:table-cell office:value-type="string">
            <text:p>FORMULA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总资产</text:p>
          </table:table-cell>
          <table:table-cell office:value-type="string">
            <text:p>资产总计@2016/12/31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总负债</text:p>
          </table:table-cell>
          <table:table-cell office:value-type="string">
            <text:p>负债合计@2016/12/31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负债率</text:p>
          </table:table-cell>
          <table:table-cell office:value-type="string">
            <text:p>负债合计@2016/12/31/资产总计@2016/12/31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number-columns-repeated="2"/>
        </table:table-row>
      </table:table>
      <table:table table:name="SYS_SQL_QUERY" table:style-name="ta1" table:print="false">
        <office:forms form:automatic-focus="false" form:apply-design-mode="false"/>
        <table:table-column table:style-name="co8" table:default-cell-style-name="Default"/>
        <table:table-column table:style-name="co9" table:default-cell-style-name="ce1"/>
        <table:table-column table:style-name="co1" table:default-cell-style-name="Default"/>
        <table:table-row table:style-name="ro3">
          <table:table-cell office:value-type="string">
            <text:p>ID</text:p>
          </table:table-cell>
          <table:table-cell office:value-type="string">
            <text:p>SQL</text:p>
          </table:table-cell>
          <table:table-cell office:value-type="string">
            <text:p>TargetSheet</text:p>
          </table:table-cell>
        </table:table-row>
        <table:table-row table:style-name="ro3">
          <table:table-cell office:value-type="string">
            <text:p>sql_alias</text:p>
          </table:table-cell>
          <table:table-cell office:value-type="string">
            <text:p>Select * from alias_info</text:p>
          </table:table-cell>
          <table:table-cell office:value-type="string">
            <text:p>SQL001</text:p>
          </table:table-cell>
        </table:table-row>
        <table:table-row table:style-name="ro3">
          <table:table-cell office:value-type="string">
            <text:p>sql_zcfzb</text:p>
          </table:table-cell>
          <table:table-cell office:value-type="string">
            <text:p>Select * from corp_report_1 limit 100</text:p>
          </table:table-cell>
          <table:table-cell office:value-type="string">
            <text:p>SQL_ZCFZB</text:p>
          </table:table-cell>
        </table:table-row>
        <table:table-row table:style-name="ro3">
          <table:table-cell office:value-type="string">
            <text:p>sql_lrb</text:p>
          </table:table-cell>
          <table:table-cell office:value-type="string">
            <text:p>Select * from corp_report_2 limit 100</text:p>
          </table:table-cell>
          <table:table-cell office:value-type="string">
            <text:p>SQL_LRB</text:p>
          </table:table-cell>
        </table:table-row>
        <table:table-row table:style-name="ro3">
          <table:table-cell office:value-type="string">
            <text:p>sql_xjllb</text:p>
          </table:table-cell>
          <table:table-cell office:value-type="string">
            <text:p>Select * from corp_report_3 limit 100</text:p>
          </table:table-cell>
          <table:table-cell office:value-type="string">
            <text:p>SQL_XJLLB</text:p>
          </table:table-cell>
        </table:table-row>
        <table:table-row table:style-name="ro3">
          <table:table-cell office:value-type="string">
            <text:p>sql_zcfzb_2016</text:p>
          </table:table-cell>
          <table:table-cell office:value-type="string">
            <text:p>Select * from corp_report_1 where reportDate=PARSEDATETIME('2016/12/31','yyyy/MM/dd') Limit 100</text:p>
          </table:table-cell>
          <table:table-cell office:value-type="string">
            <text:p>SQL_ZCFZB_2016</text:p>
          </table:table-cell>
        </table:table-row>
        <table:table-row table:style-name="ro4">
          <table:table-cell office:value-type="string">
            <text:p>sql_tmp</text:p>
          </table:table-cell>
          <table:table-cell office:value-type="string">
            <text:p>select corpId,corpName,(select d_1 from corp_report_1 r1 where r1.reportDate=PARSEDATETIME('2016/12/31','yyyy/MM/dd') and r1.corpId=r2.corpId ),(select d_2 from corp_report_1 r1 where r1.reportDate=PARSEDATETIME('2016/12/31','yyyy/MM/dd') and r1.corpId=r2.corpId ),(select d_1 from corp_report_1 r1 where r1.reportDate=PARSEDATETIME('2016/12/31','yyyy/MM/dd') and r1.corpId=r2.corpId )+IFNULL((select d_2 from corp_report_1 r1 where r1.reportDate=PARSEDATETIME('2016/12/31','yyyy/MM/dd') and r1.corpId=r2.corpId ),0) from corp_info r2 order by corpId</text:p>
          </table:table-cell>
          <table:table-cell office:value-type="string">
            <text:p>SQL_TMP1</text:p>
          </table:table-cell>
        </table:table-row>
        <table:table-row table:style-name="ro5">
          <table:table-cell office:value-type="string">
            <text:p>sql_tmp2</text:p>
          </table:table-cell>
          <table:table-cell office:value-type="string">
            <text:p>select corpId as CORP,corpName as NAME,IFNULL((select r.d_52 from corp_report_1 as r where r.corpId = ci.corpId and r.reportDate = PARSEDATETIME('2016/12/31','yyyy/MM/dd')),0) as 总资产_2016_12_31,IFNULL((select r.d_94 from corp_report_1 as r where r.corpId = ci.corpId and r.reportDate = PARSEDATETIME('2016/12/31','yyyy/MM/dd')),0) as 总负债 from corp_info as ci where 1=1 order by corpId</text:p>
          </table:table-cell>
          <table:table-cell office:value-type="string">
            <text:p>SQL_TMP2</text:p>
          </table:table-cell>
        </table:table-row>
        <table:table-row table:style-name="ro6">
          <table:table-cell office:value-type="string">
            <text:p>sql_tmp3</text:p>
          </table:table-cell>
          <table:table-cell office:value-type="string">
            <text:p>select corpId as CORP,corpName as NAME,(select r.d_94 from corp_report_1 as r where r.corpId = ci.corpId and r.reportDate = PARSEDATETIME('2016/12/31','yyyy/MM/dd'))/(select r.d_52 from corp_report_1 as r where r.corpId= ci.corpId and r.reportDate = PARSEDATETIME('2016/12/31','yyyy/MM/dd')) as _2016_12_31 from corp_info as ci where 1=1</text:p>
          </table:table-cell>
          <table:table-cell office:value-type="string">
            <text:p>SQL_TMP2</text:p>
          </table:table-cell>
        </table:table-row>
        <table:table-row table:style-name="ro6" table:number-rows-repeated="1048566">
          <table:table-cell table:number-columns-repeated="3"/>
        </table:table-row>
        <table:table-row table:style-name="ro6"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微软雅黑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2">06/12/2017</text:date>, <text:time>23:07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4T07:46:50.17</meta:creation-date>
    <dc:date>2017-06-12T23:07:12.86</dc:date>
    <meta:editing-duration>PT8H36M17S</meta:editing-duration>
    <meta:editing-cycles>166</meta:editing-cycles>
    <meta:generator>OpenOffice/4.1.3$Win32 OpenOffice.org_project/413m1$Build-9783</meta:generator>
    <meta:document-statistic meta:table-count="4" meta:cell-count="96" meta:object-count="1"/>
  </office:meta>
</office:document-meta>
</file>

<file path=Scripts/javascript/Library1/parcel-descriptor.xml><?xml version="1.0" encoding="utf-8"?>
<parcel xmlns:parcel="scripting.dtd" language="JavaScript">
  <script language="JavaScript">
    <locale lang="en">
      <displayname value="Macro1.js"/>
      <description>Macro1.js</description>
    </locale>
    <logicalname value="Macro1.js"/>
    <functionname value="Macro1.js"/>
  </script>
</parcel>
</file>